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25AEDEEC6D6E8FAE.png" manifest:media-type="image/png"/>
  <manifest:file-entry manifest:full-path="Pictures/1000020100000069000000381E73A56F5698B5E3.png" manifest:media-type="image/png"/>
  <manifest:file-entry manifest:full-path="Pictures/100002010000005600000050D8EF9886CB0A9DBF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200000032D0BB3EBDCF4AD2EC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  <manifest:file-entry manifest:full-path="Pictures/100002010000004100000030085383B29320D6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1.127cm"/>
    </style:style>
    <style:style style:name="gr23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24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25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26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7" style:family="graphic" style:parent-style-name="standard">
      <style:graphic-properties draw:stroke="none" svg:stroke-color="#000000" draw:fill="none" draw:fill-color="#ffffff" fo:min-height="0.87cm"/>
    </style:style>
    <style:style style:name="gr28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9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3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31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32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3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2" style:family="paragraph">
      <loext:graphic-properties draw:fill="none" draw:fill-color="#ff8080" draw:opacity="50%"/>
      <style:paragraph-properties fo:text-align="center"/>
    </style:style>
    <style:style style:name="P23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4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5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</text:span><text:span text:style-name="T1">ea</text:span><text:span text:style-name="T1">tu</text:span><text:span text:style-name="T1">re </text:span><text:span text:style-name="T1">E</text:span><text:span text:style-name="T1">xt</text:span><text:span text:style-name="T1">ra</text:span><text:span text:style-name="T1">c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eature </text:span><text:span text:style-name="T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  <draw:custom-shape draw:style-name="gr16" draw:text-style-name="P15" xml:id="id9" draw:id="id9" draw:layer="layout" svg:width="8.382cm" svg:height="1.27cm" svg:x="15.453cm" svg:y="28.457cm">
          <text:p text:style-name="P1"><text:span text:style-name="T1">Feat</text:span><text:span text:style-name="T1">ure </text:span><text:span text:style-name="T1">Agg</text:span><text:span text:style-name="T1">lom</text:span><text:span text:style-name="T1">erat</text:span><text:span text:style-name="T1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4cm" svg:y2="28.457cm" draw:start-shape="id6" draw:start-glue-point="1" draw:end-shape="id9" draw:end-glue-point="0" svg:d="M15411 27207l4233 1250" svg:viewBox="0 0 4234 1251">
          <text:p/>
        </draw:connector>
        <draw:connector draw:style-name="gr10" draw:text-style-name="P11" draw:layer="layout" draw:type="line" svg:x1="18.574cm" svg:y1="27.193cm" svg:x2="19.644cm" svg:y2="28.457cm" draw:start-shape="id7" draw:start-glue-point="1" draw:end-shape="id9" svg:d="M18574 27193l1070 1264" svg:viewBox="0 0 1071 1265">
          <text:p/>
        </draw:connector>
        <draw:connector draw:style-name="gr10" draw:text-style-name="P11" draw:layer="layout" draw:type="line" svg:x1="23.481cm" svg:y1="27.137cm" svg:x2="19.644cm" svg:y2="28.457cm" draw:start-shape="id8" draw:start-glue-point="1" draw:end-shape="id9" draw:end-glue-point="0" svg:d="M23481 27137l-3837 1320" svg:viewBox="0 0 3838 1321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4cm" svg:y1="29.727cm" svg:x2="15.421cm" svg:y2="31.131cm" draw:start-shape="id9" draw:start-glue-point="2" draw:end-shape="id10" draw:end-glue-point="3" svg:d="M19644 29727l-4223 1404" svg:viewBox="0 0 4224 1405">
          <text:p/>
        </draw:connector>
        <draw:connector draw:style-name="gr10" draw:text-style-name="P11" draw:layer="layout" draw:type="line" svg:x1="19.644cm" svg:y1="29.727cm" svg:x2="18.586cm" svg:y2="31.056cm" draw:start-shape="id9" draw:start-glue-point="2" draw:end-shape="id11" draw:end-glue-point="3" svg:d="M19644 29727l-1058 1329" svg:viewBox="0 0 1059 1330">
          <text:p/>
        </draw:connector>
        <draw:connector draw:style-name="gr10" draw:text-style-name="P11" draw:layer="layout" draw:type="line" svg:x1="19.644cm" svg:y1="29.727cm" svg:x2="23.437cm" svg:y2="31.056cm" draw:start-shape="id9" draw:start-glue-point="2" draw:end-shape="id12" draw:end-glue-point="3" svg:d="M19644 29727l3793 1329" svg:viewBox="0 0 3794 1330">
          <text:p/>
        </draw:connector>
        <draw:custom-shape draw:style-name="gr21" draw:text-style-name="P19" xml:id="id13" draw:id="id13" draw:layer="layout" svg:width="8.382cm" svg:height="1.27cm" svg:x="15.453cm" svg:y="38.668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5.412cm" svg:y1="37.224cm" svg:x2="19.644cm" svg:y2="38.668cm" draw:start-shape="id10" draw:start-glue-point="1" draw:end-shape="id13" draw:end-glue-point="0" svg:d="M15412 37224l4232 1444" svg:viewBox="0 0 4233 1445">
          <text:p/>
        </draw:connector>
        <draw:connector draw:style-name="gr10" draw:text-style-name="P11" draw:layer="layout" draw:type="line" svg:x1="18.577cm" svg:y1="37.149cm" svg:x2="19.644cm" svg:y2="38.668cm" draw:start-shape="id11" draw:start-glue-point="1" draw:end-shape="id13" draw:end-glue-point="0" svg:d="M18577 37149l1067 1519" svg:viewBox="0 0 1068 1520">
          <text:p/>
        </draw:connector>
        <draw:connector draw:style-name="gr10" draw:text-style-name="P11" draw:layer="layout" draw:type="line" svg:x1="23.428cm" svg:y1="37.149cm" svg:x2="19.644cm" svg:y2="38.668cm" draw:start-shape="id12" draw:start-glue-point="1" draw:end-shape="id13" draw:end-glue-point="0" svg:d="M23428 37149l-3784 1519" svg:viewBox="0 0 3785 1520">
          <text:p/>
        </draw:connector>
        <draw:frame draw:style-name="gr22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23" draw:text-style-name="P21" xml:id="id14" draw:id="id14" draw:layer="layout" svg:width="8.382cm" svg:height="1.27cm" svg:x="15.453cm" svg:y="55.026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16cm" svg:y1="53.43cm" svg:x2="19.644cm" svg:y2="55.026cm" draw:end-shape="id14" draw:end-glue-point="0" svg:d="M19616 53430l28 1596" svg:viewBox="0 0 29 1597">
          <text:p/>
        </draw:connector>
        <draw:custom-shape draw:style-name="gr24" draw:text-style-name="P2" draw:layer="layout" svg:width="3.937cm" svg:height="1.837cm" svg:x="17.51cm" svg:y="58.539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layer="layout" svg:width="0.635cm" svg:height="1.85cm" svg:x="19.313cm" svg:y="56.4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18.796cm" svg:height="5.969cm" svg:x="10.198cm" svg:y="41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5.588cm" svg:height="1.377cm" svg:x="10.853cm" svg:y="43.093cm">
          <draw:text-box>
            <text:p><text:span text:style-name="T3">Clustering Model 1</text:span></text:p>
          </draw:text-box>
        </draw:frame>
        <draw:frame draw:style-name="gr27" draw:text-style-name="P6" draw:layer="layout" svg:width="1.27cm" svg:height="1.12cm" draw:transform="rotate (0.767246739176707) translate (21.175cm 43.963cm)">
          <draw:text-box>
            <text:p><text:span text:style-name="T1">...</text:span></text:p>
          </draw:text-box>
        </draw:frame>
        <draw:g xml:id="id15" draw:id="id15">
          <draw:custom-shape draw:style-name="gr28" draw:text-style-name="P22" draw:layer="layout" svg:width="6.121cm" svg:height="2.54cm" svg:x="10.548cm" svg:y="41.35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14cm">
            <draw:text-box>
              <text:p><text:span text:style-name="T1">...</text:span></text:p>
            </draw:text-box>
          </draw:frame>
          <draw:custom-shape draw:style-name="gr29" draw:text-style-name="P23" draw:layer="layout" svg:width="1.471cm" svg:height="1.471cm" draw:transform="rotate (-1.57219259019649) translate (12.22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3.951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3" draw:layer="layout" svg:width="1.471cm" svg:height="1.471cm" draw:transform="rotate (-1.57219259019649) translate (16.494cm 41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4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41cm">
            <draw:image xlink:href="Pictures/100002010000004100000030085383B29320D617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41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8" draw:text-style-name="P22" xml:id="id18" draw:id="id18" draw:layer="layout" svg:width="6.121cm" svg:height="2.54cm" svg:x="22.448cm" svg:y="41.32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22.844cm" svg:y="43.051cm">
          <draw:text-box>
            <text:p><text:span text:style-name="T3">Clustering Model C</text:span></text:p>
          </draw:text-box>
        </draw:frame>
        <draw:custom-shape draw:style-name="gr29" draw:text-style-name="P23" draw:layer="layout" svg:width="1.471cm" svg:height="1.471cm" draw:transform="rotate (-1.57219259019649) translate (24.12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5.851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8.394cm 41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79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41cm">
          <draw:image xlink:href="Pictures/100002010000004200000032D0BB3EBDCF4AD2EC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42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43cm">
          <draw:image xlink:href="Pictures/10000201000000450000003025AEDEEC6D6E8FAE.png" xlink:type="simple" xlink:show="embed" xlink:actuate="onLoad">
            <text:p/>
          </draw:image>
        </draw:frame>
        <draw:custom-shape draw:style-name="gr28" draw:text-style-name="P22" draw:layer="layout" svg:width="6.121cm" svg:height="2.54cm" svg:x="15.448cm" svg:y="44.1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xml:id="id17" draw:id="id17" draw:layer="layout" svg:width="5.588cm" svg:height="1.377cm" svg:x="15.732cm" svg:y="45.945cm">
          <draw:text-box>
            <text:p><text:span text:style-name="T3">Clustering Model 2</text:span></text:p>
          </draw:text-box>
        </draw:frame>
        <draw:custom-shape draw:style-name="gr29" draw:text-style-name="P23" draw:layer="layout" svg:width="1.471cm" svg:height="1.471cm" draw:transform="rotate (-1.57219259019649) translate (17.12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18.851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471cm" svg:height="1.471cm" draw:transform="rotate (-1.57219259019649) translate (21.394cm 4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1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42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43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44cm">
          <draw:image xlink:href="Pictures/10000201000000430000002C7BA60217C26568E0.png" xlink:type="simple" xlink:show="embed" xlink:actuate="onLoad">
            <text:p/>
          </draw:image>
        </draw:frame>
        <draw:connector draw:style-name="gr10" draw:text-style-name="P11" draw:layer="layout" draw:type="line" svg:x1="19.642cm" svg:y1="39.913cm" svg:x2="13.608cm" svg:y2="41.352cm" draw:end-shape="id15" draw:end-glue-point="0" svg:d="M19642 39913l-6034 1439" svg:viewBox="0 0 6035 1440">
          <text:p/>
        </draw:connector>
        <draw:connector draw:style-name="gr10" draw:text-style-name="P11" draw:layer="layout" draw:type="line" svg:x1="19.642cm" svg:y1="39.913cm" svg:x2="25.508cm" svg:y2="41.328cm" svg:d="M19642 39913l5866 1415" svg:viewBox="0 0 5867 1416">
          <text:p/>
        </draw:connector>
        <draw:connector draw:style-name="gr10" draw:text-style-name="P11" draw:layer="layout" draw:type="line" svg:x1="19.642cm" svg:y1="39.913cm" svg:x2="18.508cm" svg:y2="44.14cm" svg:d="M19642 39913l-1134 4227" svg:viewBox="0 0 1135 4228">
          <text:p/>
        </draw:connector>
        <draw:custom-shape draw:style-name="gr30" draw:text-style-name="P24" xml:id="id16" draw:id="id16" draw:layer="layout" svg:width="8.382cm" svg:height="1.27cm" svg:x="15.453cm" svg:y="48.015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0.795cm" svg:height="3.454cm" svg:x="13.954cm" svg:y="50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20" draw:id="id20" draw:layer="layout" svg:width="6.121cm" svg:height="2.54cm" svg:x="16.555cm" svg:y="50.8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20" draw:layer="layout" svg:width="5.588cm" svg:height="1.377cm" svg:x="16.854cm" svg:y="52.678cm">
          <draw:text-box>
            <text:p><text:span text:style-name="T3">Clustering Model 2</text:span></text:p>
          </draw:text-box>
        </draw:frame>
        <draw:custom-shape draw:style-name="gr33" draw:text-style-name="P25" draw:layer="layout" svg:width="1.471cm" svg:height="1.471cm" draw:transform="rotate (-1.57219259019649) translate (18.23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19.958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1.471cm" svg:height="1.471cm" draw:transform="rotate (-1.57219259019649) translate (22.501cm 51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52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79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8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81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892cm" svg:x2="15.453cm" svg:y2="48.65cm" draw:start-shape="id15" draw:start-glue-point="2" draw:end-shape="id16" draw:end-glue-point="3" svg:d="M13608 43892c0 3172 615 4758 1845 4758" svg:viewBox="0 0 1846 4759">
          <text:p/>
        </draw:connector>
        <draw:connector draw:style-name="gr10" draw:text-style-name="P11" draw:layer="layout" draw:type="curve" svg:x1="15.732cm" svg:y1="46.633cm" svg:x2="15.453cm" svg:y2="48.65cm" draw:start-shape="id17" draw:start-glue-point="3" draw:end-shape="id16" svg:d="M15732 46633c-1225 0-1086 2017-279 2017" svg:viewBox="0 0 903 2018">
          <text:p/>
        </draw:connector>
        <draw:connector draw:style-name="gr10" draw:text-style-name="P11" draw:layer="layout" draw:type="curve" svg:x1="25.509cm" svg:y1="43.868cm" svg:x2="23.835cm" svg:y2="48.65cm" draw:start-shape="id18" draw:start-glue-point="6" draw:end-shape="id16" draw:end-glue-point="1" svg:d="M25509 43868c0 3188-558 4782-1674 4782" svg:viewBox="0 0 1675 4783">
          <text:p/>
        </draw:connector>
        <draw:connector draw:style-name="gr7" draw:text-style-name="P11" xml:id="id19" draw:id="id19" draw:layer="layout" draw:type="line" svg:x1="19.644cm" svg:y1="49.285cm" svg:x2="19.644cm" svg:y2="49.285cm" draw:start-shape="id16" draw:start-glue-point="2" draw:end-shape="id16" svg:d="M19644 49285z" svg:viewBox="0 0 1 1">
          <text:p/>
        </draw:connector>
        <draw:connector draw:style-name="gr10" draw:text-style-name="P11" draw:layer="layout" draw:type="line" svg:x1="19.642cm" svg:y1="49.273cm" svg:x2="19.616cm" svg:y2="50.877cm" draw:start-shape="id19" draw:start-glue-point="0" draw:end-shape="id20" draw:end-glue-point="4" svg:d="M19642 49273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8:59:52.469636551</dc:date>
    <meta:editing-duration>PT2H59M38S</meta:editing-duration>
    <meta:editing-cycles>25</meta:editing-cycles>
    <meta:generator>LibreOffice/5.1.4.2$Linux_X86_64 LibreOffice_project/10m0$Build-2</meta:generator>
    <meta:document-statistic meta:object-count="168"/>
  </office:meta>
</office:document-meta>
</file>